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UIVariable" svg:font-family="SegoeUIVariable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2" style:family="paragraph" style:parent-style-name="Standard" style:master-page-name="">
      <loext:graphic-properties draw:fill="none"/>
      <style:paragraph-properties fo:margin-left="1.3cm" fo:margin-right="0cm" fo:margin-top="0cm" fo:margin-bottom="0.353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1400c0"/>
    </style:style>
    <style:style style:name="P3" style:family="paragraph" style:parent-style-name="Standard" style:list-style-name="L3">
      <style:paragraph-properties fo:margin-top="0cm" fo:margin-bottom="0.353cm" style:contextual-spacing="false" fo:line-height="115%" fo:text-align="justify" style:justify-single-word="false"/>
      <style:text-properties officeooo:paragraph-rsid="001400c0"/>
    </style:style>
    <style:style style:name="P4" style:family="paragraph" style:parent-style-name="Standard" style:list-style-name="L4">
      <style:paragraph-properties fo:margin-top="0cm" fo:margin-bottom="0.353cm" style:contextual-spacing="false" fo:line-height="115%" fo:text-align="justify" style:justify-single-word="false"/>
      <style:text-properties officeooo:rsid="001400c0" officeooo:paragraph-rsid="001400c0"/>
    </style:style>
    <style:style style:name="P5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officeooo:rsid="001400c0" officeooo:paragraph-rsid="001400c0"/>
    </style:style>
    <style:style style:name="P6" style:family="paragraph" style:parent-style-name="Standard" style:list-style-name="L3">
      <style:paragraph-properties fo:margin-top="0cm" fo:margin-bottom="0.353cm" style:contextual-spacing="false" fo:line-height="115%" fo:text-align="justify" style:justify-single-word="false"/>
      <style:text-properties officeooo:rsid="001400c0" officeooo:paragraph-rsid="001400c0"/>
    </style:style>
    <style:style style:name="P7" style:family="paragraph" style:parent-style-name="Standard">
      <loext:graphic-properties draw:fill="none"/>
      <style:paragraph-properties fo:margin-left="1.3cm" fo:margin-right="0cm" fo:margin-top="0cm" fo:margin-bottom="0.353cm" style:contextual-spacing="false" fo:line-height="115%" fo:text-align="justify" style:justify-single-word="false" fo:text-indent="0cm" style:auto-text-indent="false" fo:background-color="transparent"/>
      <style:text-properties officeooo:rsid="001400c0" officeooo:paragraph-rsid="001400c0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officeooo:rsid="001400c0" style:font-size-asian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odemos <text:s/>sintetizar as aulas de Gestão de Projetos em alguns pontos mais importantes. Que destaco:</text:span></text:p>
      <text:list text:style-name="L4">
        <text:list-item>
          <text:p text:style-name="P4" loext:marker-style-name="T1"><text:span text:style-name="T1">Deve-se ter uma definição clara dos objetivos e metas. Analisando os possíveis problemas com incertezas através da gestão de riscos. Desenvolvendo planos de mitigação e o monitoramento contínuo e ajustes conforme necessário.</text:span></text:p>
        </text:list-item>
      </text:list>
      <text:list text:style-name="L2">
        <text:list-item>
          <text:p text:style-name="P5" loext:marker-style-name="T1"><text:span text:style-name="T1">Metodologias para gerenciamento de projetos de ciência de dados:</text:span></text:p>
        </text:list-item>
      </text:list>
      <text:list xml:id="list3611066076" text:style-name="L3">
        <text:list-item>
          <text:p text:style-name="P6" loext:marker-style-name="T1"><text:span text:style-name="T1">CRISP</text:span></text:p>
        </text:list-item>
      </text:list>
      <text:p text:style-name="P7" loext:marker-style-name="T1"><text:span text:style-name="T1">É uma metodologia para projetos de ciência de dados.</text:span></text:p>
      <text:p text:style-name="P2" loext:marker-style-name="T1"><text:span text:style-name="T2">Consiste em seis fases: entendimento do negócio (problema), entendimento dos dados, preparação dos dados, treinamento (modelagem), avaliação e deployment (implantação)</text:span></text:p>
      <text:list xml:id="list212024779990244" text:continue-numbering="true" text:style-name="L3">
        <text:list-item>
          <text:p text:style-name="P6" loext:marker-style-name="T1"><text:span text:style-name="T1">Gestão Ágil</text:span></text:p>
          <text:p text:style-name="P6" loext:marker-style-name="T1"><text:span text:style-name="T1">Conjunto de estratégias e procedimentos para aprimorar o processo de entrega do projeto, tornando-o mais ágil e eficiente.”</text:span></text:p>
          <text:list>
            <text:list-item>
              <text:p text:style-name="P6" loext:marker-style-name="T1"><text:span text:style-name="T1">SCRUM</text:span></text:p>
              <text:p text:style-name="P6" loext:marker-style-name="T1"><text:span text:style-name="T1">Framework ágil que utiliza sprints para entregar incrementos de produto. Com uma equipe bem estruturada. Foca em reuniões diárias, revisões de sprint e retrospectivas para entregas contínuas ateé que o produto final seja obtido</text:span></text:p>
            </text:list-item>
            <text:list-item>
              <text:p text:style-name="P3" loext:marker-style-name="T1"><text:span text:style-name="T2">Kanbam</text:span></text:p>
              <text:p text:style-name="P3" loext:marker-style-name="T1"><text:span text:style-name="T2">Método visual para gerenciar o trabalho conforme ele passa por um processo. Utiliza um quadro Kanban com cartões e colunas (a fazer, fazendo e feito) para representar tarefas e seu status.</text:span></text:p>
              <text:p text:style-name="P3" loext:marker-style-name="T1"><text:span text:style-name="T2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UIVariable" svg:font-family="SegoeUIVariable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0:59:37.094000000</meta:creation-date>
    <dc:date>2024-07-17T21:20:22.688000000</dc:date>
    <meta:editing-duration>PT20M46S</meta:editing-duration>
    <meta:editing-cycles>1</meta:editing-cycles>
    <meta:document-statistic meta:table-count="0" meta:image-count="0" meta:object-count="0" meta:page-count="1" meta:paragraph-count="13" meta:word-count="179" meta:character-count="1181" meta:non-whitespace-character-count="1018"/>
    <meta:generator>LibreOffice/7.5.4.2$Windows_X86_64 LibreOffice_project/36ccfdc35048b057fd9854c757a8b67ec53977b6</meta:generator>
  </office:meta>
</office:document-meta>
</file>